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automatic-styles>
    <style:style style:name="Table1" style:family="table">
      <style:table-properties style:width="24.844cm" fo:margin-left="0cm" fo:margin-top="0cm" fo:margin-bottom="0cm" table:align="left"/>
    </style:style>
    <style:style style:name="Table1.A" style:family="table-column">
      <style:table-column-properties style:column-width="2.725cm"/>
    </style:style>
    <style:style style:name="Table1.B" style:family="table-column">
      <style:table-column-properties style:column-width="5.609cm"/>
    </style:style>
    <style:style style:name="Table1.C" style:family="table-column">
      <style:table-column-properties style:column-width="9.791cm"/>
    </style:style>
    <style:style style:name="Table1.D" style:family="table-column">
      <style:table-column-properties style:column-width="6.71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4" style:family="table-row">
      <style:table-row-properties style:min-row-height="1.074cm" fo:keep-together="auto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paragraph-properties fo:line-height="100%" fo:orphans="0" fo:widows="0"/>
      <style:text-properties style:font-name="Montserrat" style:font-name-asian="Montserrat1" style:font-name-complex="Montserrat1"/>
    </style:style>
    <style:style style:name="P3" style:family="paragraph" style:parent-style-name="Standard">
      <style:paragraph-properties fo:line-height="100%" fo:orphans="0" fo:widows="0"/>
      <style:text-properties style:font-name="Montserrat" fo:font-style="italic" style:font-name-asian="Montserrat1" style:font-style-asian="italic" style:font-name-complex="Montserrat1"/>
    </style:style>
    <style:style style:name="P4" style:family="paragraph" style:parent-style-name="Standard">
      <style:paragraph-properties fo:line-height="100%" fo:orphans="0" fo:widows="0"/>
      <style:text-properties fo:color="#999999" loext:opacity="100%" style:font-name="Montserrat" fo:font-style="italic" style:font-name-asian="Montserrat1" style:font-style-asian="italic" style:font-name-complex="Montserrat1"/>
    </style:style>
    <style:style style:name="P5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fo:color="#999999" loext:opacity="100%" style:font-name="Montserrat" fo:font-style="italic" style:font-name-asian="Montserrat1" style:font-style-asian="italic" style:font-name-complex="Montserrat1"/>
    </style:style>
    <style:style style:name="P6" style:family="paragraph" style:parent-style-name="Standard">
      <style:paragraph-properties fo:line-height="100%" fo:orphans="0" fo:widows="0"/>
      <style:text-properties style:font-name="Montserrat" fo:font-style="italic" officeooo:rsid="0008d1a5" officeooo:paragraph-rsid="0008d1a5" style:font-name-asian="Montserrat1" style:font-style-asian="italic" style:font-name-complex="Montserrat1"/>
    </style:style>
    <style:style style:name="P7" style:family="paragraph" style:parent-style-name="Standard">
      <style:paragraph-properties fo:line-height="100%" fo:orphans="0" fo:widows="0"/>
      <style:text-properties style:font-name="Montserrat" fo:font-style="italic" officeooo:rsid="00094fed" officeooo:paragraph-rsid="00094fed" style:font-name-asian="Montserrat1" style:font-style-asian="italic" style:font-name-complex="Montserrat1"/>
    </style:style>
    <style:style style:name="P8" style:family="paragraph" style:parent-style-name="Standard">
      <style:text-properties style:font-name="Montserrat" style:font-name-asian="Montserrat1" style:font-name-complex="Montserrat1"/>
    </style:style>
    <style:style style:name="P9" style:family="paragraph" style:parent-style-name="Standard" style:list-style-name="WWNum2">
      <style:paragraph-properties fo:margin-left="1.27cm" fo:margin-right="0cm" fo:margin-top="0.353cm" fo:margin-bottom="0cm" style:contextual-spacing="false" fo:line-height="100%" fo:text-indent="-0.635cm" style:auto-text-indent="false"/>
      <style:text-properties style:font-name="Montserrat" officeooo:paragraph-rsid="00094fed" style:font-name-asian="Montserrat1" style:font-name-complex="Montserrat1"/>
    </style:style>
    <style:style style:name="P10" style:family="paragraph" style:parent-style-name="Standard" style:list-style-name="WWNum2">
      <style:paragraph-properties fo:margin-left="1.27cm" fo:margin-right="0cm" fo:margin-top="0.353cm" fo:margin-bottom="0cm" style:contextual-spacing="false" fo:line-height="100%" fo:text-indent="-0.635cm" style:auto-text-indent="false"/>
      <style:text-properties style:font-name="Montserrat" style:font-name-asian="Montserrat1" style:font-name-complex="Montserrat1"/>
    </style:style>
    <style:style style:name="P11" style:family="paragraph" style:parent-style-name="Standard" style:list-style-name="WWNum2">
      <style:paragraph-properties fo:margin-left="0cm" fo:margin-right="0cm" fo:margin-top="0.353cm" fo:margin-bottom="0cm" style:contextual-spacing="false" fo:line-height="100%" fo:text-indent="0cm" style:auto-text-indent="false"/>
      <style:text-properties style:font-name="Montserrat" officeooo:rsid="00094fed" officeooo:paragraph-rsid="00094fed" style:font-name-asian="Montserrat1" style:font-name-complex="Montserrat1"/>
    </style:style>
    <style:style style:name="P12" style:family="paragraph" style:parent-style-name="Standard">
      <style:text-properties officeooo:rsid="00094fed" officeooo:paragraph-rsid="00094fed"/>
    </style:style>
    <style:style style:name="T1" style:family="text">
      <style:text-properties style:font-name="Montserrat" fo:font-size="17pt" fo:font-weight="bold" style:font-name-asian="Montserrat1" style:font-size-asian="17pt" style:font-weight-asian="bold" style:font-name-complex="Montserrat1" style:font-size-complex="17pt"/>
    </style:style>
    <style:style style:name="T2" style:family="text">
      <style:text-properties style:font-name="Montserrat" fo:font-size="17pt" style:font-name-asian="Montserrat1" style:font-size-asian="17pt" style:font-name-complex="Montserrat1" style:font-size-complex="17pt"/>
    </style:style>
    <style:style style:name="T3" style:family="text">
      <style:text-properties style:font-name="Montserrat" style:font-name-asian="Montserrat1" style:font-name-complex="Montserrat1"/>
    </style:style>
    <style:style style:name="T4" style:family="text">
      <style:text-properties officeooo:rsid="00094f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dées de fonctionnalités supplémentaires</text:span><text:span text:style-name="T2"><text:line-break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Fonctionnalité</text:p>
          </table:table-cell>
          <table:table-cell table:style-name="Table1.A1" office:value-type="string">
            <text:p text:style-name="P2">Langage</text:p>
          </table:table-cell>
          <table:table-cell table:style-name="Table1.A1" office:value-type="string">
            <text:p text:style-name="P2">Illustration (capture d’écran d’un site existant ou dessin)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Exemple : ajouter un formulaire de connexion avant d’accéder à notre tableau de bord</text:p>
          </table:table-cell>
          <table:table-cell table:style-name="Table1.A1" office:value-type="string">
            <text:p text:style-name="P4">Exemple : </text:p>
            <text:list text:style-name="WWNum1">
              <text:list-item>
                <text:p text:style-name="P5">HTML pour le contenu du formulaire</text:p>
              </text:list-item>
              <text:list-item>
                <text:p text:style-name="P5">CSS pour l’apparence</text:p>
              </text:list-item>
              <text:list-item>
                <text:p text:style-name="P5">JavaScript pour afficher dynamiquement les erreurs</text:p>
              </text:list-item>
              <text:list-item>
                <text:p text:style-name="P5">Un langage backend comme PHP pour la vérification du formulaire</text:p>
              </text:list-item>
              <text:list-item>
                <text:p text:style-name="P5">Une base de données pour stocker les accès</text:p>
              </text:list-item>
            </text:list>
          </table:table-cell>
          <table:table-cell table:style-name="Table1.A1" office:value-type="string">
            <text:p text:style-name="P4">Exemple : capture d’écran d’un formulaire de connexion d’un site</text:p>
          </table:table-cell>
        </table:table-row>
        <table:table-row table:style-name="Table1.1">
          <table:table-cell table:style-name="Table1.A1" office:value-type="string">
            <text:p text:style-name="P2">1 Front-End</text:p>
          </table:table-cell>
          <table:table-cell table:style-name="Table1.A1" office:value-type="string">
            <text:p text:style-name="P6">Animations de défilements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4">
          <table:table-cell table:style-name="Table1.A1" office:value-type="string">
            <text:p text:style-name="P2">1 Back-End</text:p>
          </table:table-cell>
          <table:table-cell table:style-name="Table1.A1" office:value-type="string">
            <text:p text:style-name="P6">Ajout de quizz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1 Back-End</text:p>
          </table:table-cell>
          <table:table-cell table:style-name="Table1.A1" office:value-type="string">
            <text:p text:style-name="P7">Ajout de statistiques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Standard"><text:span text:style-name="T3"><text:line-break/><text:line-break/></text:span><text:span text:style-name="T1">Questions</text:span><text:span text:style-name="T3"> <text:line-break/>Répondez dans les grandes lignes, en 10 phrases maximum pour chacune des 2 questions.</text:span></text:p>
      <text:p text:style-name="P8"/>
      <text:list text:style-name="WWNum2">
        <text:list-item>
          <text:p text:style-name="P9">Et si vous vouliez une application mobile en complément de votre site ? Que devriez-vous faire ? <text:line-break/><text:span text:style-name="T4">Remodéliser le front end pour avoir les bonnes tailles, adapter toutes les interactions pour un tactile simple à utiliser.</text:span><text:line-break/><text:line-break/><text:soft-page-break/></text:p>
        </text:list-item>
        <text:list-item>
          <text:p text:style-name="P10">Comment publieriez-vous votre site sur internet ? De quoi auriez-vous besoin ? </text:p>
          <text:p text:style-name="P11">Faire des tests </text:p>
        </text:list-item>
      </text:list>
      <text:p text:style-name="P12">J’aurai besoin d’un serveur ou mon site web pourra être en ligne, réservation d’un nom de domain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Montserrat" fo:font-family="Montserrat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family="Montserrat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0b6deb1565d6226fb81e7f54d104471baea763d5</meta:generator>
    <dc:date>2026-01-03T06:35:13.703663002</dc:date>
    <meta:editing-duration>PT18M34S</meta:editing-duration>
    <meta:editing-cycles>1</meta:editing-cycles>
    <meta:document-statistic meta:table-count="1" meta:image-count="0" meta:object-count="0" meta:page-count="2" meta:paragraph-count="23" meta:word-count="178" meta:character-count="1101" meta:non-whitespace-character-count="943"/>
  </office:meta>
</office:document-meta>
</file>